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1b9" officeooo:paragraph-rsid="001791b9"/>
    </style:style>
    <style:style style:name="P2" style:family="paragraph" style:parent-style-name="Standard">
      <style:paragraph-properties fo:text-align="start" style:justify-single-word="false"/>
      <style:text-properties officeooo:rsid="001791b9" officeooo:paragraph-rsid="001791b9"/>
    </style:style>
    <style:style style:name="P3" style:family="paragraph" style:parent-style-name="Standard">
      <style:paragraph-properties fo:text-align="start" style:justify-single-word="false"/>
      <style:text-properties officeooo:rsid="0017c418" officeooo:paragraph-rsid="0017c418"/>
    </style:style>
    <style:style style:name="P4" style:family="paragraph" style:parent-style-name="Standard">
      <style:paragraph-properties fo:text-align="start" style:justify-single-word="false"/>
      <style:text-properties officeooo:rsid="0017c418" officeooo:paragraph-rsid="001791b9"/>
    </style:style>
    <style:style style:name="T1" style:family="text">
      <style:text-properties officeooo:rsid="0017c418"/>
    </style:style>
    <style:style style:name="T2" style:family="text">
      <style:text-properties officeooo:rsid="00189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Description Textuelle :</text:p>
      <text:p text:style-name="P2"/>
      <text:p text:style-name="P2"><text:span text:style-name="T2">- </text:span>Identification</text:p>
      <text:p text:style-name="P2"><text:tab/>- Nom du cas : Traitement d’une candidature</text:p>
      <text:p text:style-name="P2"><text:tab/>- Objectif : Traiter le résultat de l’examen d’une candidature</text:p>
      <text:p text:style-name="P2"/>
      <text:p text:style-name="P2"><text:span text:style-name="T2">- </text:span>Séquencements :</text:p>
      <text:p text:style-name="P2"/>
      <text:p text:style-name="P2"><text:tab/>- Le cas d’utilisation commence lorsqu’un dossier de candidature ai été déposé à l’école</text:p>
      <text:p text:style-name="P2"><text:tab/>- Pré-Conditions :</text:p>
      <text:p text:style-name="P2"><text:tab/><text:tab/>- Le dossier à été enregistré , la date de 10/06/2018 n’a pas été dépassé et le prof à <text:tab/><text:tab/> <text:s/>bien été affecté</text:p>
      <text:p text:style-name="P2"><text:tab/>- Enchaînement nominal:</text:p>
      <text:p text:style-name="P2"><text:tab/><text:tab/>- 1) L’enseignant saisit sa décision</text:p>
      <text:p text:style-name="P2"><text:tab/><text:tab/>- 2) Le dossier est enregistré par ---- comme suffisant ou pas</text:p>
      <text:p text:style-name="P2"><text:tab/><text:tab/>- 3) Envoi du mail au candidat pour communiquer la décision</text:p>
      <text:p text:style-name="P2"><text:tab/>- Enchaînement Alternatifs :</text:p>
      <text:p text:style-name="P2"><text:tab/><text:tab/> - <text:span text:style-name="T1">A</text:span> l’étape 2 de l’encha<text:span text:style-name="T1">înement nominal, un entretien est jugé nécessaire</text:span></text:p>
      <text:p text:style-name="P2"><text:tab/><text:tab/><text:tab/>- <text:span text:style-name="T1">1) L’administration envoie un mail de convocation à l’étudiant</text:span></text:p>
      <text:p text:style-name="P2"><text:tab/><text:tab/><text:tab/>- <text:span text:style-name="T1">2) L’administration envoie un mail de convocation au professeur</text:span></text:p>
      <text:p text:style-name="P2"><text:tab/><text:tab/><text:tab/>- <text:span text:style-name="T1">3) L’enseignant saisit sa décision concernant l’entretien</text:span></text:p>
      <text:p text:style-name="P2"><text:tab/><text:tab/><text:tab/>- <text:span text:style-name="T1">On reprend à l’étape 3</text:span></text:p>
      <text:p text:style-name="P4"/>
      <text:p text:style-name="P3">- Post-conditions :</text:p>
      <text:p text:style-name="P3"><text:tab/>- L’étudiant à bien reçu le mai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45:38.548403121</meta:creation-date>
    <dc:date>2018-03-29T16:54:45.799164004</dc:date>
    <meta:editing-duration>PT8M5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157" meta:character-count="948" meta:non-whitespace-character-count="777"/>
  </office:meta>
</office:document-meta>
</file>